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1a1e5b" officeooo:paragraph-rsid="001a1e5b" style:font-size-asian="10pt" style:font-size-complex="10pt"/>
    </style:style>
    <style:style style:name="P2" style:family="paragraph" style:parent-style-name="Standard">
      <style:text-properties fo:color="#000000" fo:font-size="16pt" officeooo:rsid="002fdeb5" officeooo:paragraph-rsid="002fdeb5" style:font-size-asian="16pt" style:font-size-complex="16pt"/>
    </style:style>
    <style:style style:name="P3" style:family="paragraph" style:parent-style-name="Standard">
      <style:text-properties fo:font-size="12pt" officeooo:rsid="001a1e5b" officeooo:paragraph-rsid="001a1e5b" style:font-size-asian="12pt" style:font-size-complex="12pt"/>
    </style:style>
    <style:style style:name="P4" style:family="paragraph" style:parent-style-name="Standard">
      <style:text-properties fo:font-size="12pt" officeooo:rsid="001a2e1e" officeooo:paragraph-rsid="001a2e1e" style:font-size-asian="12pt" style:font-size-complex="12pt"/>
    </style:style>
    <style:style style:name="P5" style:family="paragraph" style:parent-style-name="Standard" style:list-style-name="L1">
      <style:text-properties fo:font-size="12pt" officeooo:rsid="001a1e5b" officeooo:paragraph-rsid="001a1e5b" style:font-size-asian="12pt" style:font-size-complex="12pt"/>
    </style:style>
    <style:style style:name="P6" style:family="paragraph" style:parent-style-name="Standard" style:list-style-name="L2">
      <style:text-properties fo:font-size="12pt" officeooo:rsid="001a1e5b" officeooo:paragraph-rsid="001a1e5b" style:font-size-asian="12pt" style:font-size-complex="12pt"/>
    </style:style>
    <style:style style:name="P7" style:family="paragraph" style:parent-style-name="Standard" style:list-style-name="L1">
      <style:text-properties fo:font-size="12pt" officeooo:rsid="002334f9" officeooo:paragraph-rsid="002334f9" style:font-size-asian="12pt" style:font-size-complex="12pt"/>
    </style:style>
    <style:style style:name="P8" style:family="paragraph" style:parent-style-name="Standard" style:list-style-name="L2">
      <style:text-properties fo:font-size="12pt" officeooo:rsid="001a4072" officeooo:paragraph-rsid="001a4072" style:font-size-asian="12pt" style:font-size-complex="12pt"/>
    </style:style>
    <style:style style:name="P9" style:family="paragraph" style:parent-style-name="Standard" style:list-style-name="L2">
      <style:text-properties fo:font-size="12pt" officeooo:rsid="001f45da" officeooo:paragraph-rsid="001f45da" style:font-size-asian="12pt" style:font-size-complex="12pt"/>
    </style:style>
    <style:style style:name="P10" style:family="paragraph" style:parent-style-name="Standard" style:list-style-name="L2">
      <style:text-properties fo:font-size="12pt" officeooo:rsid="002967b3" officeooo:paragraph-rsid="002967b3" style:font-size-asian="12pt" style:font-size-complex="12pt"/>
    </style:style>
    <style:style style:name="P11" style:family="paragraph" style:parent-style-name="Standard" style:list-style-name="L2">
      <style:text-properties fo:font-size="12pt" officeooo:rsid="001ac8d0" officeooo:paragraph-rsid="001ac8d0" style:font-size-asian="12pt" style:font-size-complex="12pt"/>
    </style:style>
    <style:style style:name="P12" style:family="paragraph" style:parent-style-name="Standard" style:list-style-name="L2">
      <style:text-properties fo:font-size="12pt" officeooo:rsid="001def87" officeooo:paragraph-rsid="001def87" style:font-size-asian="12pt" style:font-size-complex="12pt"/>
    </style:style>
    <style:style style:name="P13" style:family="paragraph" style:parent-style-name="Standard" style:list-style-name="L2">
      <style:text-properties fo:font-size="12pt" officeooo:rsid="001f5d5b" officeooo:paragraph-rsid="001f5d5b" style:font-size-asian="12pt" style:font-size-complex="12pt"/>
    </style:style>
    <style:style style:name="P14" style:family="paragraph" style:parent-style-name="Standard" style:list-style-name="L2">
      <style:text-properties fo:font-size="12pt" officeooo:rsid="0020f9f6" officeooo:paragraph-rsid="0020f9f6" style:font-size-asian="12pt" style:font-size-complex="12pt"/>
    </style:style>
    <style:style style:name="P15" style:family="paragraph" style:parent-style-name="Standard" style:list-style-name="L2">
      <style:text-properties fo:font-size="12pt" officeooo:rsid="00243c8b" officeooo:paragraph-rsid="00243c8b" style:font-size-asian="12pt" style:font-size-complex="12pt"/>
    </style:style>
    <style:style style:name="P16" style:family="paragraph" style:parent-style-name="Standard" style:list-style-name="L2">
      <style:text-properties fo:font-size="12pt" officeooo:rsid="00261505" officeooo:paragraph-rsid="00261505" style:font-size-asian="12pt" style:font-size-complex="12pt"/>
    </style:style>
    <style:style style:name="P17" style:family="paragraph" style:parent-style-name="Standard" style:list-style-name="L2">
      <style:text-properties fo:font-size="12pt" officeooo:rsid="0027bb6c" officeooo:paragraph-rsid="0027bb6c" style:font-size-asian="12pt" style:font-size-complex="12pt"/>
    </style:style>
    <style:style style:name="P18" style:family="paragraph" style:parent-style-name="Standard" style:list-style-name="L2">
      <style:text-properties fo:font-size="12pt" officeooo:rsid="002b3d89" officeooo:paragraph-rsid="002b3d89" style:font-size-asian="12pt" style:font-size-complex="12pt"/>
    </style:style>
    <style:style style:name="P19" style:family="paragraph" style:parent-style-name="Standard" style:list-style-name="L3">
      <style:text-properties fo:font-size="12pt" officeooo:rsid="001a2e1e" officeooo:paragraph-rsid="001a2e1e" style:font-size-asian="12pt" style:font-size-complex="12pt"/>
    </style:style>
    <style:style style:name="T1" style:family="text">
      <style:text-properties officeooo:rsid="002270f1"/>
    </style:style>
    <style:style style:name="T2" style:family="text">
      <style:text-properties officeooo:rsid="002954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nAH agenda</text:p>
      <text:p text:style-name="P1"/>
      <text:p text:style-name="P3">On the meeting on 6/6/2018 we talked about:</text:p>
      <text:p text:style-name="P3"/>
      <text:list xml:id="list2805252616146230929" text:style-name="L1">
        <text:list-item>
          <text:p text:style-name="P5">The ability to save on ARD.</text:p>
        </text:list-item>
        <text:list-item>
          <text:p text:style-name="P5">The completed page of giving/removing administrative access and giving/removing faculty access.</text:p>
        </text:list-item>
        <text:list-item>
          <text:p text:style-name="P5">I explained that I would like to put CV on a back burner until we know what we want from it.</text:p>
        </text:list-item>
        <text:list-item>
          <text:p text:style-name="P5">I also explained that we need to explain how the reports should work</text:p>
        </text:list-item>
        <text:list-item>
          <text:p text:style-name="P5">We talked about why there would be a year drop down on the FSD form. <text:span text:style-name="T2">It was</text:span> suggested that it would be used for pulling up certain years, possible to edit/print</text:p>
        </text:list-item>
        <text:list-item>
          <text:p text:style-name="P7">We talked about removing the lecture/lab drop down but nothing was decided</text:p>
        </text:list-item>
      </text:list>
      <text:p text:style-name="P3"/>
      <text:p text:style-name="P3">What I would like to talk about next meeting is:</text:p>
      <text:p text:style-name="P3"/>
      <text:list xml:id="list7813175164490607163" text:style-name="L2">
        <text:list-item>
          <text:p text:style-name="P6">Showing what the create user will look like</text:p>
        </text:list-item>
        <text:list-item>
          <text:p text:style-name="P6">Showing how to log in with new user</text:p>
        </text:list-item>
        <text:list-item>
          <text:p text:style-name="P6">Show how to fill out the ARD</text:p>
          <text:list>
            <text:list-item>
              <text:p text:style-name="P6">Personal Information</text:p>
            </text:list-item>
            <text:list-item>
              <text:p text:style-name="P6">Courses Taught</text:p>
            </text:list-item>
            <text:list-item>
              <text:p text:style-name="P6">Contributions</text:p>
            </text:list-item>
          </text:list>
        </text:list-item>
        <text:list-item>
          <text:p text:style-name="P6">Show how to fill out the FSD form</text:p>
        </text:list-item>
        <text:list-item>
          <text:p text:style-name="P6">Showing how the ARD and FSD will print</text:p>
        </text:list-item>
        <text:list-item>
          <text:p text:style-name="P8">Try to explain workflow</text:p>
          <text:list>
            <text:list-item>
              <text:p text:style-name="P8">Recreate Database</text:p>
            </text:list-item>
            <text:list-item>
              <text:p text:style-name="P8">Add/Fix Functionality</text:p>
            </text:list-item>
            <text:list-item>
              <text:p text:style-name="P8">Recreate Database</text:p>
            </text:list-item>
            <text:list-item>
              <text:p text:style-name="P8">Repeat until functionality is done</text:p>
            </text:list-item>
            <text:list-item>
              <text:p text:style-name="P9">I would load up ARD using the DB</text:p>
            </text:list-item>
            <text:list-item>
              <text:p text:style-name="P9">I would hit submit</text:p>
            </text:list-item>
            <text:list-item>
              <text:p text:style-name="P9">It should update all the rows</text:p>
            </text:list-item>
            <text:list-item>
              <text:p text:style-name="P9">It would insert new rows</text:p>
            </text:list-item>
            <text:list-item>
              <text:p text:style-name="P9">So I would have to recreate the table so it wouldn’t be corrupt</text:p>
            </text:list-item>
            <text:list-item>
              <text:p text:style-name="P10">I should have to explain myself, but as the customer, you do not have to explain</text:p>
            </text:list-item>
          </text:list>
        </text:list-item>
        <text:list-item>
          <text:p text:style-name="P11">Explain how the database is setup</text:p>
        </text:list-item>
        <text:list-item>
          <text:p text:style-name="P11">Explain why I use test data and the problem it caused with finding the correct course number</text:p>
        </text:list-item>
        <text:list-item>
          <text:p text:style-name="P12">Can we get back to ‘Adding’ Rows in courses taught? <text:s/>And if so would we need to have separate Summer/Fall/Spring instead of a drop down?</text:p>
        </text:list-item>
        <text:list-item>
          <text:p text:style-name="P13">Try to explain the difference between using ‘numbered’ variables with an array</text:p>
        </text:list-item>
        <text:list-item>
          <text:p text:style-name="P14">Did you know we only use one space after punctuation?</text:p>
        </text:list-item>
        <text:list-item>
          <text:p text:style-name="P14">Working from home/Working for yourself</text:p>
        </text:list-item>
        <text:list-item>
          <text:p text:style-name="P15">Show how trello / spreadsheet is setup</text:p>
        </text:list-item>
        <text:list-item>
          <text:p text:style-name="P15">Walk through some of the code (login, index, ard, ardsubmit, etc)</text:p>
        </text:list-item>
        <text:list-item>
          <text:p text:style-name="P16">Go over naming conventions for variables/functions/constants…</text:p>
        </text:list-item>
        <text:list-item>
          <text:p text:style-name="P17">Try to explain my reluctance to FSD</text:p>
        </text:list-item>
        <text:list-item>
          <text:p text:style-name="P18">Ask if ‘placeholder’ or ‘value’ is preferred</text:p>
        </text:list-item>
      </text:list>
      <text:p text:style-name="P4"><text:soft-page-break/></text:p>
      <text:p text:style-name="P4">Possible updates on project:</text:p>
      <text:p text:style-name="P4"/>
      <text:list xml:id="list847603663378920874" text:style-name="L3">
        <text:list-item>
          <text:p text:style-name="P19">A delete button to remove Courses Taught from db <text:span text:style-name="T1">or a way to remove the selection after it has been saved to the db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0:25:40.336506914</meta:creation-date>
    <dc:date>2018-06-22T08:13:51.510332826</dc:date>
    <meta:editing-duration>P1DT2H8M4S</meta:editing-duration>
    <meta:editing-cycles>5</meta:editing-cycles>
    <meta:generator>LibreOffice/5.1.6.2$Linux_X86_64 LibreOffice_project/10m0$Build-2</meta:generator>
    <meta:print-date>2018-06-12T19:04:13.171739483</meta:print-date>
    <meta:document-statistic meta:table-count="0" meta:image-count="0" meta:object-count="0" meta:page-count="2" meta:paragraph-count="41" meta:word-count="403" meta:character-count="2053" meta:non-whitespace-character-count="1727"/>
  </office:meta>
</office:document-meta>
</file>